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6">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9">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5">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25">
      <style:paragraph-properties fo:text-align="start" style:justify-single-word="false"/>
      <style:text-properties fo:color="#ff0000"/>
    </style:style>
    <style:style style:name="P72" style:family="paragraph" style:parent-style-name="Standard" style:list-style-name="L25">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4281016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9"><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107586438"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95588656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62097643" text:style-name="L4">
        <text:list-item>
          <text:p text:style-name="P32">user_id (INTEGER, FK, NOT NULL)</text:p>
        </text:list-item>
        <text:list-item>
          <text:p text:style-name="P32">subject_id (INTEGER, FK, NOT NULL)</text:p>
        </text:list-item>
        <text:list-item>
          <text:p text:style-name="P6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2000069066"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68698175"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076745220"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 represents the position of the slide inside the lesson)</text:p>
        </text:list-item>
        <text:list-item>
          <text:p text:style-name="P35">type (ENUM ['cover', 'text1', 'text2', 'image1', 'image2', 'image3', 'audio1', 'audio2', 'video1', 'video2'] – represents the type of the slide)</text:p>
        </text:list-item>
      </text:list>
      <text:p text:style-name="P4">slide types:</text:p>
      <text:list xml:id="list2037124082"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ext1</text:span><text:span text:style-name="T3">: title + one big text area with TinyMCE – it is possible to edit mathematical formulas </text:span><text:soft-page-break/><text:span text:style-name="T3">inside (this is possible in any other slide using TinyMCE). All the remaining slide types </text:span><text:span text:style-name="T3">contain a title as well, I don't specify it again</text:span></text:p>
        </text:list-item>
        <text:list-item>
          <text:p text:style-name="P60"><text:span text:style-name="T2">text2</text:span><text:span text:style-name="T3">: two smaller text areas</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text:span></text:p>
        </text:list-item>
        <text:list-item>
          <text:p text:style-name="P60"><text:span text:style-name="T2">image3</text:span><text:span text:style-name="T3">: a big picture</text:span></text:p>
        </text:list-item>
        <text:list-item>
          <text:p text:style-name="P60"><text:span text:style-name="T2">audio1</text:span><text:span text:style-name="T3">: small text area and a small audio player</text:span></text:p>
        </text:list-item>
        <text:list-item>
          <text:p text:style-name="P60"><text:span text:style-name="T2">audio2</text:span><text:span text:style-name="T3">: big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1137308919" text:style-name="L9">
        <text:list-item>
          <text:p text:style-name="P36">validation of presence of every field except title, text1 and text2</text:p>
        </text:list-item>
        <text:list-item>
          <text:p text:style-name="P36">validation that text2 must be null if the type is not text2</text:p>
        </text:list-item>
        <text:list-item>
          <text:p text:style-name="P36">validation of inclusion of type in ['cover', 'text1', 'text2', 'image1', 'image2', 'image3', 'audio1', 'audio2', 'video1', 'video2']</text:p>
        </text:list-item>
        <text:list-item>
          <text:p text:style-name="P69">validation of length of title</text:p>
        </text:list-item>
        <text:list-item>
          <text:p text:style-name="P36">validation of numericality of position and lesson_id, int &gt; 0</text:p>
        </text:list-item>
        <text:list-item>
          <text:p text:style-name="P36">validation of presence of associated lesson</text:p>
        </text:list-item>
        <text:list-item>
          <text:p text:style-name="P36">automatic system to recalculate positions after deletion, sort and similar slide operations</text:p>
        </text:list-item>
        <text:list-item>
          <text:p text:style-name="P36">it is not possible to delete the cover of a lesson, nor create a double of it, nor change its position from the standard value '1'</text:p>
        </text:list-item>
        <text:list-item>
          <text:p text:style-name="P36">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1683935575" text:style-name="L10">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65880054" text:style-name="L11">
        <text:list-item>
          <text:p text:style-name="P38">validation of presence of every field</text:p>
        </text:list-item>
        <text:list-item>
          <text:p text:style-name="P38">validation of numericality int &gt; 0, and presence of associated fields, for media_element_id and slide_id</text:p>
        </text:list-item>
        <text:list-item>
          <text:p text:style-name="P38">validation of the type of the element depending on the type of slide</text:p>
        </text:list-item>
        <text:list-item>
          <text:p text:style-name="P38">validation of inclusion of position in [1, 2], and it can't be 2 if the slide type does not allow two elements</text:p>
        </text:list-item>
        <text:list-item>
          <text:p text:style-name="P38">validation of uniqueness of the triple [position, media_element_id, slide_id]</text:p>
        </text:list-item>
        <text:list-item>
          <text:p text:style-name="P38">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496010438" text:style-name="L12">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text:soft-page-break/>copied_not_modified (BOOLEAN, NOT NULL – set to true if the lesson has just been copied but still not modified)</text:p>
        </text:list-item>
        <text:list-item>
          <text:p text:style-name="P39">token (STRING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825728552" text:style-name="L13">
        <text:list-item>
          <text:p text:style-name="P40">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text:span></text:p>
      <text:list xml:id="list2104568043" text:style-name="L14">
        <text:list-item>
          <text:p text:style-name="P41">validation of presence of each field</text:p>
        </text:list-item>
        <text:list-item>
          <text:p text:style-name="P41">validation of numericality int &gt; 0 and presence of associated element for user_id and lesson_id</text:p>
        </text:list-item>
        <text:list-item>
          <text:p text:style-name="P41">validation of uniqueness with scope for the couple [user_id, lesson_id]</text:p>
        </text:list-item>
        <text:list-item>
          <text:p text:style-name="P41">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1319891592" text:continue-list="list825728552" text:style-name="L13">
        <text:list-item>
          <text:p text:style-name="P40">user_id (INTEGER, FK, NOT NULL – user who likes)</text:p>
        </text:list-item>
        <text:list-item>
          <text:p text:style-name="P40">reportable_id (INTEGER, NOT NULL – reported object's id)</text:p>
        </text:list-item>
        <text:list-item>
          <text:p text:style-name="P40">reportable_type (ENUM ['MediaElement', 'Lesson'] – not null, unique index together with reportable_id and user_id)</text:p>
        </text:list-item>
        <text:list-item>
          <text:p text:style-name="P40">comment (TEXT, NOT NULL)</text:p>
        </text:list-item>
      </text:list>
      <text:p text:style-name="P1"><text:span text:style-name="T3">Model </text:span><text:span text:style-name="T2">Report</text:span><text:span text:style-name="T3"> (associated to table reports):</text:span></text:p>
      <text:list xml:id="list1542002488" text:style-name="L15">
        <text:list-item>
          <text:p text:style-name="P42">validation of presence of each field</text:p>
        </text:list-item>
        <text:list-item>
          <text:p text:style-name="P42">validation of numericality int &gt; 0 and presence of associated element for user_id and reportable_id</text:p>
        </text:list-item>
        <text:list-item>
          <text:p text:style-name="P42">validation of uniqueness with scope for the triple [user_id, reportable_id, reportable_type]</text:p>
        </text:list-item>
        <text:list-item>
          <text:p text:style-name="P42">validation of inclusion reportable_type in ['MediaElement', 'Lesson']</text:p>
        </text:list-item>
        <text:list-item>
          <text:p text:style-name="P70">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1811017947" text:continue-list="list1319891592" text:style-name="L13">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2087119849" text:style-name="L16">
        <text:list-item>
          <text:p text:style-name="P43">validation of presence of each field</text:p>
        </text:list-item>
        <text:list-item>
          <text:p text:style-name="P43">validation of numericality int &gt; 0 and presence of associated element for user_id and bookmarkable_id</text:p>
        </text:list-item>
        <text:list-item>
          <text:p text:style-name="P43">validation of uniqueness with scope for the triple [user_id, bookmarkable_id, bookmarkable_type]</text:p>
        </text:list-item>
        <text:list-item>
          <text:p text:style-name="P43">validation of inclusion bookmarkable_type in ['MediaElement', 'Lesson']</text:p>
        </text:list-item>
        <text:list-item>
          <text:p text:style-name="P43">validation that an user can bookmark only an element or lesson that does not belong to him and is public</text:p>
        </text:list-item>
      </text:list>
      <text:p text:style-name="P3"><text:soft-page-break/>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853527832" text:style-name="L17">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346169578" text:style-name="L18">
        <text:list-item>
          <text:p text:style-name="P45">validation of presence of every field, except for position</text:p>
        </text:list-item>
        <text:list-item>
          <text:p text:style-name="P45">validation of numericality int &gt; 0 and presence of associated element for lesson_id and user_id</text:p>
        </text:list-item>
        <text:list-item>
          <text:p text:style-name="P45">validation, if not null, of numericality of position, int &gt; 0</text:p>
        </text:list-item>
        <text:list-item>
          <text:p text:style-name="P45">automatic system of updating the positions</text:p>
        </text:list-item>
        <text:list-item>
          <text:p text:style-name="P45">validation of uniqueness with scope on the couple [user_id, lesson_id] and on the triple [user_id, lesson_id, position] if position not null</text:p>
        </text:list-item>
        <text:list-item>
          <text:p text:style-name="P45">validation that must exist bookmark before, or the lesson is mine (for media elements it is different, I can also use an element without having it in my bookmarks or my elements)</text:p>
        </text:list-item>
        <text:list-item>
          <text:p text:style-name="P45">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039812091" text:continue-list="list1853527832" text:style-name="L17">
        <text:list-item>
          <text:p text:style-name="P44">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778840717" text:style-name="L19">
        <text:list-item>
          <text:p text:style-name="P46">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813280861" text:continue-list="list1811017947" text:style-name="L13">
        <text:list-item>
          <text:p text:style-name="P40">tag_id (INTEGER, FK, NOT NULL – relative tag)</text:p>
        </text:list-item>
        <text:list-item>
          <text:p text:style-name="P40">taggable_id (INTEGER, NOT NULL – tagged object's id)</text:p>
        </text:list-item>
        <text:list-item>
          <text:p text:style-name="P40">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1016734663" text:style-name="L20">
        <text:list-item>
          <text:p text:style-name="P47">validation of presence of each field</text:p>
        </text:list-item>
        <text:list-item>
          <text:p text:style-name="P47">validation of numericality int &gt; 0 and presence of associated element for tag_id and taggiable_id</text:p>
        </text:list-item>
        <text:list-item>
          <text:p text:style-name="P47">validation of uniqueness with scope for the triple [tag_id, taggable_id, taggable_type]</text:p>
        </text:list-item>
        <text:list-item>
          <text:p text:style-name="P47">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153741124" text:continue-list="list1813280861" text:style-name="L13">
        <text:list-item>
          <text:p text:style-name="P40">user_id (INTEGER, FK, NOT NULL – relative tag)</text:p>
        </text:list-item>
        <text:list-item>
          <text:p text:style-name="P40">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1330328477" text:style-name="L21">
        <text:list-item>
          <text:p text:style-name="P48">validation of presence of each field</text:p>
        </text:list-item>
        <text:list-item>
          <text:p text:style-name="P48"><text:soft-page-break/>validation of inclusion seen in [true, false]</text:p>
        </text:list-item>
        <text:list-item>
          <text:p text:style-name="P48">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369158726" text:style-name="L22">
        <text:list-item>
          <text:p text:style-name="P61"><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1"><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108368899" text:style-name="L23">
        <text:list-item>
          <text:p text:style-name="P62"><text:span text:style-name="T16">if an item is </text:span><text:span text:style-name="T13">private</text:span><text:span text:style-name="T15"> </text:span><text:span text:style-name="T16">it can be seen only by its owner</text:span></text:p>
        </text:list-item>
        <text:list-item>
          <text:p text:style-name="P62"><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046749519" text:style-name="L24">
        <text:list-item>
          <text:p text:style-name="P63"><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text:span><text:span text:style-name="T2">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909285704" text:style-name="L25">
        <text:list-item>
          <text:p text:style-name="P71"><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1"><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2"><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2"><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2"><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2"><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2"><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2"><text:soft-page-break/><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09023478" text:style-name="L26">
        <text:list-item>
          <text:p text:style-name="P65">filter by subject (only for lessons)</text:p>
        </text:list-item>
        <text:list-item>
          <text:p text:style-name="P65">filter by school level (only for lessons)</text:p>
        </text:list-item>
        <text:list-item>
          <text:p text:style-name="P65">filter by format (only for media elements)</text:p>
        </text:list-item>
        <text:list-item>
          <text:p text:style-name="P65">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029946666" text:style-name="L27">
        <text:list-item>
          <text:p text:style-name="P49">a list of active record objects representing lessons</text:p>
        </text:list-item>
        <text:list-item>
          <text:p text:style-name="P49">the extracting action who called the view</text:p>
        </text:list-item>
      </text:list>
      <text:p text:style-name="P3"/>
      <text:p text:style-name="P1"><text:span text:style-name="T18">The view is organized as follows</text:span><text:span text:style-name="T3">:</text:span></text:p>
      <text:list xml:id="list923057814" text:style-name="L28">
        <text:list-item>
          <text:p text:style-name="P50">buttons to order the lessons according to their parameters (except for the suggested lessons)</text:p>
        </text:list-item>
        <text:list-item>
          <text:p text:style-name="P64"><text:span text:style-name="T3">for each lesson in the set, it is shown the single lesson partial, which receives as parameter the </text:span><text:span text:style-name="T2">visible lesson state</text:span></text:p>
        </text:list-item>
        <text:list-item>
          <text:p text:style-name="P50">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526354705" text:style-name="L29">
        <text:list-item>
          <text:p text:style-name="P51">preview + edit + publish + virtual classroom + destroy + copy</text:p>
        </text:list-item>
        <text:list-item>
          <text:p text:style-name="P51">preview + edit + destroy + a special color state (grey)</text:p>
        </text:list-item>
        <text:list-item>
          <text:p text:style-name="P51">preview + virtual classroom + remove + copy + like + report</text:p>
        </text:list-item>
        <text:list-item>
          <text:p text:style-name="P51">preview + like + add + report</text:p>
        </text:list-item>
        <text:list-item>
          <text:p text:style-name="P51">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71289653" text:style-name="L3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8"><text:soft-page-break/>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copied_and_not_modified switched to true</text:span></text:p>
        </text:list-item>
        <text:list-item>
          <text:p text:style-name="P58">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1759375231" text:style-name="L31">
        <text:list-item>
          <text:p text:style-name="P52">preview + edit + destroy</text:p>
        </text:list-item>
        <text:list-item>
          <text:p text:style-name="P52">preview + add + report</text:p>
        </text:list-item>
        <text:list-item>
          <text:p text:style-name="P52">preview + edit + remove</text:p>
        </text:list-item>
      </text:list>
      <text:p text:style-name="P9"/>
      <text:p text:style-name="P4">Actions and consequences of each button for elements:</text:p>
      <text:list xml:id="list1549013698" text:continue-list="list571289653" text:style-name="L3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484174494" text:style-name="L32">
        <text:list-item>
          <text:p text:style-name="P53">crop and cut parts of the image</text:p>
        </text:list-item>
        <text:list-item>
          <text:p text:style-name="P53">insert text, deciding font size, color and position</text:p>
        </text:list-item>
      </text:list>
      <text:p text:style-name="P3"/>
      <text:p text:style-name="P4">Actions available in the audio editor:</text:p>
      <text:list xml:id="list1641369363" text:style-name="L33">
        <text:list-item>
          <text:p text:style-name="P54">select different audio tracks (between my elements and public elements)</text:p>
        </text:list-item>
        <text:list-item>
          <text:p text:style-name="P54">cut audio tracks</text:p>
        </text:list-item>
        <text:list-item>
          <text:p text:style-name="P54">join audio tracks</text:p>
        </text:list-item>
        <text:list-item>
          <text:p text:style-name="P54">listen to the final audio track and decide whether saving it or not</text:p>
        </text:list-item>
      </text:list>
      <text:p text:style-name="P3"/>
      <text:p text:style-name="P4">Actions available in the video editor:</text:p>
      <text:list xml:id="list530271423" text:style-name="L34">
        <text:list-item>
          <text:p text:style-name="P55">select different videos (between my elements and public elements)</text:p>
        </text:list-item>
        <text:list-item>
          <text:p text:style-name="P55">cut videos</text:p>
        </text:list-item>
        <text:list-item>
          <text:p text:style-name="P55">join videos with a standard fade</text:p>
        </text:list-item>
        <text:list-item>
          <text:p text:style-name="P55">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text:soft-page-break/></text:p>
      <text:p text:style-name="P4">Visual sections of the editor:</text:p>
      <text:list xml:id="list708765409" text:style-name="L35">
        <text:list-item>
          <text:p text:style-name="P56">available media elements</text:p>
        </text:list-item>
        <text:list-item>
          <text:p text:style-name="P56">current slide to edit</text:p>
        </text:list-item>
        <text:list-item>
          <text:p text:style-name="P56">slides succession</text:p>
        </text:list-item>
        <text:list-item>
          <text:p text:style-name="P56">toolbar</text:p>
        </text:list-item>
      </text:list>
      <text:p text:style-name="P3"/>
      <text:p text:style-name="P3"/>
      <text:p text:style-name="P14">2.6 – Virtual classroom</text:p>
      <text:p text:style-name="P14"/>
      <text:p text:style-name="P3">A lesson can appear in the virtual classroom only under the following conditions:</text:p>
      <text:list xml:id="list1456448054" text:style-name="L36">
        <text:list-item>
          <text:p text:style-name="P57">it has been created by me</text:p>
        </text:list-item>
        <text:list-item>
          <text:p text:style-name="P57">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text:soft-page-break/></text:p>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ext:soft-page-break/>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text:soft-page-break/></text:p>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ext:soft-page-break/>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token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ext:soft-page-break/>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8T17:39:19</dc:date>
    <dc:creator>Morgan Spa</dc:creator>
    <meta:editing-duration>PT19H17M42S</meta:editing-duration>
    <meta:editing-cycles>266</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581" meta:word-count="4603" meta:character-count="25607" meta:non-whitespace-character-count="23402"/>
  </office:meta>
</office:document-meta>
</file>